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imes New Roman" svg:font-family="Times New Roman"/>
    <style:font-face style:name="Calibri" svg:font-family="Calibri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_centerStyle" style:family="paragraph" style:parent-style-name="centerStyle">
      <style:paragraph-properties/>
    </style:style>
    <style:style style:name="P2" style:family="paragraph" style:parent-style-name="Normal">
      <style:paragraph-properties/>
    </style:style>
    <style:style style:name="P3_leftStyle" style:family="paragraph" style:parent-style-name="leftStyle">
      <style:paragraph-properties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_centerStyle"><text:span text:style-name="headerStyle">test</text:span></text:p>
        <text:p text:style-name="P2"/>
        <text:p text:style-name="P3_leftStyle"><text:span text:style-name="paragraphStyle">§1. test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Times New Roman"/>
    <style:font-face style:name="Calibri" svg:font-family="Calibri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centerStyle" style:family="paragraph">
      <style:paragraph-properties fo:text-align="center"/>
    </style:style>
    <style:style style:name="rightStyle" style:family="paragraph">
      <style:paragraph-properties fo:text-align="right"/>
    </style:style>
    <style:style style:name="mtStyle" style:family="paragraph">
      <style:paragraph-properties fo:text-align="right"/>
    </style:style>
    <style:style style:name="leftStyle" style:family="paragraph">
      <style:paragraph-properties fo:text-align="left"/>
    </style:style>
    <style:style style:name="headerStyle" style:family="text">
      <style:text-properties style:font-name="Times New Roman" style:font-name-complex="Times New Roman" fo:font-size="20pt" style:font-size-asian="20pt" style:font-size-complex="20pt" fo:color="#000000"/>
    </style:style>
    <style:style style:name="paragraphStyle" style:family="text">
      <style:text-properties style:font-name="Calibri" style:font-name-complex="Calibri" fo:font-size="12pt" style:font-size-asian="12pt" style:font-size-complex="12pt" fo:color="#000000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4-11T10:26:54.000</dc:date>
    <meta:generator>PHPWord</meta:generator>
    <meta:initial-creator/>
    <meta:creation-date>2021-04-11T10:26:54.000</meta:creation-date>
    <meta:keyword/>
    <meta:user-defined meta:name="Category"/>
    <meta:user-defined meta:name="Company"/>
    <meta:user-defined meta:name="Manager"/>
  </office:meta>
</office:document-meta>
</file>